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3000000A4123400EAD3ACB65A.png" manifest:media-type="image/png"/>
  <manifest:file-entry manifest:full-path="Pictures/100002010000025D0000019C82A80ECA6F56FF3A.png" manifest:media-type="image/png"/>
  <manifest:file-entry manifest:full-path="Pictures/100002010000025F00000077F26FDFA241492DB3.png" manifest:media-type="image/png"/>
  <manifest:file-entry manifest:full-path="Pictures/10000201000001510000014C91C3876A90EA6651.png" manifest:media-type="image/png"/>
  <manifest:file-entry manifest:full-path="Pictures/10000201000000EF000000284A4CBCB4557F41FF.png" manifest:media-type="image/png"/>
  <manifest:file-entry manifest:full-path="Pictures/10000201000002AE0000015FADA8D8C457B1B6DB.png" manifest:media-type="image/png"/>
  <manifest:file-entry manifest:full-path="Pictures/100002010000029D00000075D31FA0D68A504DF5.png" manifest:media-type="image/png"/>
  <manifest:file-entry manifest:full-path="Pictures/10000201000001AA000000492F46A64C89B6F4DF.png" manifest:media-type="image/png"/>
  <manifest:file-entry manifest:full-path="Pictures/10000201000000FC000001CA0ECA4311CBDC08CD.png" manifest:media-type="image/png"/>
  <manifest:file-entry manifest:full-path="Pictures/10000201000000FE0000013FBCDE5EBEF8F51AAE.png" manifest:media-type="image/png"/>
  <manifest:file-entry manifest:full-path="Pictures/1000020100000371000001B3EA142E870BA6D308.png" manifest:media-type="image/png"/>
  <manifest:file-entry manifest:full-path="Pictures/1000020100000152000000D5A8F87F248B65679E.png" manifest:media-type="image/png"/>
  <manifest:file-entry manifest:full-path="Pictures/100002010000015900000072680D7688AF5E4864.png" manifest:media-type="image/png"/>
  <manifest:file-entry manifest:full-path="Pictures/10000201000004F20000019955357268F0A3F950.png" manifest:media-type="image/png"/>
  <manifest:file-entry manifest:full-path="Pictures/10000201000002A90000005B3B4C1717BCBB88C6.png" manifest:media-type="image/png"/>
  <manifest:file-entry manifest:full-path="Pictures/10000201000003B7000000FB580618E8BF6665B1.png" manifest:media-type="image/png"/>
  <manifest:file-entry manifest:full-path="Pictures/1000020100000408000000EF3F62703C7E1239E3.png" manifest:media-type="image/png"/>
  <manifest:file-entry manifest:full-path="Pictures/10000201000002AB000000880F6C7A757443177D.png" manifest:media-type="image/png"/>
  <manifest:file-entry manifest:full-path="Pictures/100002010000008E00000163F4A641F46CDE5C4F.png" manifest:media-type="image/png"/>
  <manifest:file-entry manifest:full-path="Pictures/1000020100000140000000AA351AAED98BC94134.png" manifest:media-type="image/png"/>
  <manifest:file-entry manifest:full-path="Pictures/10000201000001F50000001F6AED0FF3A4ECB499.png" manifest:media-type="image/png"/>
  <manifest:file-entry manifest:full-path="Pictures/100002010000037800000074D18CF2E87F938C8A.png" manifest:media-type="image/png"/>
  <manifest:file-entry manifest:full-path="Pictures/10000201000001AF0000005F425D6BCE3D13138A.png" manifest:media-type="image/png"/>
  <manifest:file-entry manifest:full-path="Pictures/10000201000001AE000002DD34ED8BB798DB3182.png" manifest:media-type="image/png"/>
  <manifest:file-entry manifest:full-path="Pictures/10000201000003BF000002084D5D575CA3AA80AD.png" manifest:media-type="image/png"/>
  <manifest:file-entry manifest:full-path="Pictures/10000201000002B7000000921134A9890C71B433.png" manifest:media-type="image/png"/>
  <manifest:file-entry manifest:full-path="Pictures/100002010000016300000059F4C619ADCAE165ED.png" manifest:media-type="image/png"/>
  <manifest:file-entry manifest:full-path="Pictures/1000020100000144000000ED7383DF86AD7694C6.png" manifest:media-type="image/png"/>
  <manifest:file-entry manifest:full-path="Pictures/100002010000021D000000A3DD7FE6EF3E23BBA6.png" manifest:media-type="image/png"/>
  <manifest:file-entry manifest:full-path="Pictures/10000201000001CD000000C3E643F57A4C6D6428.png" manifest:media-type="image/png"/>
  <manifest:file-entry manifest:full-path="Pictures/10000201000001C00000012FED68D2D16FEADA83.png" manifest:media-type="image/png"/>
  <manifest:file-entry manifest:full-path="Pictures/10000201000001BC0000013106371A532AB3B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27e7f2"/>
    </style:style>
    <style:style style:name="P8" style:family="paragraph" style:parent-style-name="Standard">
      <style:paragraph-properties fo:text-align="justify" style:justify-single-word="false"/>
      <style:text-properties officeooo:paragraph-rsid="002c01af"/>
    </style:style>
    <style:style style:name="P9" style:family="paragraph" style:parent-style-name="Standard">
      <style:paragraph-properties fo:text-align="justify" style:justify-single-word="false"/>
      <style:text-properties officeooo:paragraph-rsid="0037352d"/>
    </style:style>
    <style:style style:name="P10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1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23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24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26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27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28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29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30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65f20" officeooo:paragraph-rsid="00365f2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font-name="Arial" officeooo:paragraph-rsid="000d95f2"/>
    </style:style>
    <style:style style:name="P45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50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51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2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53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54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tyle="italic" fo:font-weight="normal" officeooo:rsid="00365f20" officeooo:paragraph-rsid="00365f20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57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58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59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60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61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62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63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64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349" officeooo:paragraph-rsid="00373349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70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74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75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1f9f0" officeooo:paragraph-rsid="0031f9f0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77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P78" style:family="paragraph" style:parent-style-name="Standard">
      <style:paragraph-properties fo:text-align="justify" style:justify-single-word="false"/>
      <style:text-properties officeooo:rsid="0037352d" officeooo:paragraph-rsid="003744f9"/>
    </style:style>
    <style:style style:name="P79" style:family="paragraph" style:parent-style-name="Standard">
      <style:paragraph-properties fo:text-align="justify" style:justify-single-word="false"/>
      <style:text-properties officeooo:rsid="00380100" officeooo:paragraph-rsid="00380100"/>
    </style:style>
    <style:style style:name="P80" style:family="paragraph" style:parent-style-name="Standard">
      <style:paragraph-properties fo:text-align="justify" style:justify-single-word="false"/>
      <style:text-properties fo:font-size="14pt" fo:font-weight="bold" officeooo:rsid="00380852" officeooo:paragraph-rsid="00380852" style:font-size-asian="14pt" style:font-weight-asian="bold" style:font-size-complex="14pt" style:font-weight-complex="bold"/>
    </style:style>
    <style:style style:name="P81" style:family="paragraph" style:parent-style-name="Text_20_body">
      <style:text-properties style:font-name="Arial"/>
    </style:style>
    <style:style style:name="P82" style:family="paragraph" style:parent-style-name="Text_20_body">
      <style:text-properties style:font-name="Arial" officeooo:paragraph-rsid="00199e6d"/>
    </style:style>
    <style:style style:name="P83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380852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90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3744f9" officeooo:paragraph-rsid="003744f9" style:font-size-asian="10.5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52d" officeooo:paragraph-rsid="0037352d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100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7cc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a944f" officeooo:paragraph-rsid="003a944f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officeooo:paragraph-rsid="003890a7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28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29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0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1" style:family="text">
      <style:text-properties officeooo:rsid="000ebd9a"/>
    </style:style>
    <style:style style:name="T32" style:family="text">
      <style:text-properties officeooo:rsid="0012e643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2e643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7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Arial" fo:font-size="12pt" fo:font-style="normal" fo:font-weight="normal" officeooo:rsid="00373349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officeooo:rsid="0025c2ee"/>
    </style:style>
    <style:style style:name="T41" style:family="text">
      <style:text-properties officeooo:rsid="0027e088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font-style="normal" style:text-underline-style="none" style:font-style-asian="normal" style:font-style-complex="normal"/>
    </style:style>
    <style:style style:name="T45" style:family="text">
      <style:text-properties fo:font-size="14pt" officeooo:rsid="000d95f2" style:font-size-asian="14pt" style:font-size-complex="14pt"/>
    </style:style>
    <style:style style:name="T46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Arial"/>
    </style:style>
    <style:style style:name="T57" style:family="text">
      <style:text-properties style:font-name="Arial" fo:font-size="14pt" style:font-size-asian="14pt" style:font-size-complex="14pt"/>
    </style:style>
    <style:style style:name="T58" style:family="text">
      <style:text-properties style:font-name="Arial" fo:font-size="14pt" officeooo:rsid="000bf8ce" style:font-size-asian="14pt" style:font-size-complex="14pt"/>
    </style:style>
    <style:style style:name="T59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font-name="Arial" fo:font-size="11pt" fo:background-color="#ffff00" loext:char-shading-value="0" style:font-size-asian="11pt" style:font-size-complex="11pt"/>
    </style:style>
    <style:style style:name="T63" style:family="text">
      <style:text-properties style:font-name="Arial" fo:font-weight="bold" officeooo:rsid="002a3d5f" style:font-weight-asian="bold" style:font-weight-complex="bold"/>
    </style:style>
    <style:style style:name="T64" style:family="text">
      <style:text-properties style:font-name="Arial" officeooo:rsid="0027e7f2"/>
    </style:style>
    <style:style style:name="T65" style:family="text">
      <style:text-properties style:font-name="Arial" officeooo:rsid="00297017"/>
    </style:style>
    <style:style style:name="T66" style:family="text">
      <style:text-properties style:font-name="Arial" fo:font-style="italic" officeooo:rsid="0027e7f2" style:font-style-asian="italic" style:font-style-complex="italic"/>
    </style:style>
    <style:style style:name="T67" style:family="text">
      <style:text-properties style:font-name="Arial" fo:font-style="normal" style:font-style-asian="normal" style:font-style-complex="normal"/>
    </style:style>
    <style:style style:name="T68" style:family="text">
      <style:text-properties style:font-name="Arial" fo:font-style="normal" officeooo:rsid="0027e7f2" style:font-style-asian="normal" style:font-style-complex="normal"/>
    </style:style>
    <style:style style:name="T69" style:family="text">
      <style:text-properties style:font-name="Arial" fo:font-style="normal" officeooo:rsid="002a3d5f" style:font-style-asian="normal" style:font-style-complex="normal"/>
    </style:style>
    <style:style style:name="T70" style:family="text">
      <style:text-properties style:font-name="Arial" fo:font-style="normal" officeooo:rsid="003807cc" style:font-style-asian="normal" style:font-style-complex="normal"/>
    </style:style>
    <style:style style:name="T71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72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Arial" fo:font-size="12pt" fo:font-style="normal" fo:font-weight="normal" officeooo:rsid="0037352d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" fo:font-size="12pt" fo:font-style="normal" fo:font-weight="normal" officeooo:rsid="003744f9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Arial" fo:font-size="12pt" fo:font-style="normal" fo:font-weight="normal" officeooo:rsid="003807cc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Arial" fo:font-size="12pt" fo:font-style="normal" fo:font-weight="normal" officeooo:rsid="003890a7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fo:font-weight="normal" officeooo:rsid="003a00d9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normal" fo:font-weight="normal" officeooo:rsid="003a944f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font-name="Arial" fo:font-size="12pt" fo:font-style="italic" fo:font-weight="normal" officeooo:rsid="003890a7" style:font-size-asian="10.5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font-name="Arial" fo:font-size="12pt" fo:font-style="italic" fo:font-weight="normal" officeooo:rsid="003a944f" style:font-size-asian="10.5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2dd9e0" style:font-weight-asian="normal" style:font-weight-complex="normal"/>
    </style:style>
    <style:style style:name="T91" style:family="text">
      <style:text-properties officeooo:rsid="002dd9e0"/>
    </style:style>
    <style:style style:name="T92" style:family="text">
      <style:text-properties officeooo:rsid="0030a60a"/>
    </style:style>
    <style:style style:name="T93" style:family="text">
      <style:text-properties officeooo:rsid="003544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JAVA SCRIPT</text:p>
      <text:p text:style-name="P24"/>
      <text:p text:style-name="P25">O que o JavaScript faz?</text:p>
      <text:p text:style-name="P26">Quase tudo. </text:p>
      <text:p text:style-name="P27"/>
      <text:p text:style-name="P27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1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27"/>
      <text:p text:style-name="P28">(Todos os arquivos vão está no github).</text:p>
      <text:p text:style-name="P1"><text:span text:style-name="T58">Sites de referencia: </text:span><text:a xlink:type="simple" xlink:href="https://developer.mozilla.org/pt-BR/docs/Web/JavaScript" text:style-name="Internet_20_link" text:visited-style-name="Visited_20_Internet_20_Link"><text:span text:style-name="T57">https://developer.mozilla.org/pt-BR/docs/Web/JavaScript</text:span></text:a><text:span text:style-name="T58"> e </text:span><text:a xlink:type="simple" xlink:href="https://www.ecma-international.org/" text:style-name="Internet_20_link" text:visited-style-name="Visited_20_Internet_20_Link"><text:span text:style-name="T57">https://www.ecma-international.org/</text:span></text:a><text:span text:style-name="T57"> </text:span></text:p>
      <text:p text:style-name="P29"/>
      <text:p text:style-name="P44"><text:span text:style-name="T45">Nesse curso vamos utilizar o Chrome, VS code e Node.js. Para instalar o node usa-se esse comando: </text:span><text:span text:style-name="T27">sudo apt install nodejs </text:span></text:p>
      <text:p text:style-name="P44"><text:span text:style-name="T4">para instalar o npm: </text:span><text:span text:style-name="T28">sudo apt install npm</text:span></text:p>
      <text:p text:style-name="P10">Para verificar se foi instalado e a versão eu uso o nodejs –version</text:p>
      <text:p text:style-name="P10"/>
      <text:p text:style-name="P45"><text:span text:style-name="T6">A</text:span><text:span text:style-name="T5">ula #04</text:span></text:p>
      <text:p text:style-name="P22"/>
      <text:p text:style-name="P74"><text:span text:style-name="T30">O</text:span><text:span text:style-name="T29">s scripts quando feito nas mesma páginas ficam no final da página.</text:span></text:p>
      <text:p text:style-name="P11">Primeiros comandos com window</text:p>
      <text:p text:style-name="P11"><draw:frame draw:style-name="fr2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81"><text:line-break/></text:p>
      <text:p text:style-name="P29"/>
      <text:p text:style-name="P30"/>
      <text:p text:style-name="P30">cada comando é responsável por apresentar uma janela no browser com diferentes requisições <text:s/></text:p>
      <text:p text:style-name="P30"/>
      <text:p text:style-name="P31">Aula #05</text:p>
      <text:p text:style-name="P31"/>
      <text:p text:style-name="P35">Tipos primitivos. <text:span text:style-name="T32">Os tipos de variáveis no JS são diferentes. Sobre os comandos aprendidos na aula passada é preciso guardá-los em variáveis para podermos trabalharmos com ela.</text:span><text:span text:style-name="T34"> Window.confirm e window.prompt.</text:span></text:p>
      <text:p text:style-name="P36">Para fazer comentário no JS //comentário ou /* código */ .</text:p>
      <text:p text:style-name="P49"><text:span text:style-name="T46">Variáveis servem para guardar informações na memória. = significa recebe, null significa nula. Para utilizarmos variáveis no JS usa-se a palavra </text:span><text:span text:style-name="T53">var </text:span><text:span text:style-name="T46">ou </text:span><text:span text:style-name="T53">let. </text:span></text:p>
      <text:p text:style-name="P49"><text:span text:style-name="T48">E</text:span><text:span text:style-name="T49">xp.: var n1 = 2 </text:span><text:span text:style-name="T48">|| let n2 = 3</text:span><text:span text:style-name="T49">. </text:span><text:span text:style-name="T48"><text:s/></text:span></text:p>
      <text:p text:style-name="P38"/>
      <text:p text:style-name="P38"><text:soft-page-break/>Para receber variáveis do tipo String se usa o aspas seja ela dupla “ blabla”, apostolo ’ blabla <text:s/>‘ou a crase ` blabla ` </text:p>
      <text:p text:style-name="P38">Exp.: var s1 = “ blabla ” || var s2 = ‘ blabla ’ || var s3 = ´ blabla ´.</text:p>
      <text:p text:style-name="P2"><text:span text:style-name="T60">p</text:span><text:span text:style-name="T61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59">https://blog.matheuscastiglioni.com.br/string-em-javascript-com-aspas-simples-ou-duplas/</text:span></text:a></text:p>
      <text:p text:style-name="P38">Regras para nomeação dos identificadores:</text:p>
      <text:list xml:id="list3803452616" text:style-name="L1">
        <text:list-item>
          <text:p text:style-name="P84">Pode começar com letra, $ ou _</text:p>
        </text:list-item>
        <text:list-item>
          <text:p text:style-name="P84">Não podem começar com números</text:p>
        </text:list-item>
        <text:list-item>
          <text:p text:style-name="P84">É possível usar letras ou números</text:p>
        </text:list-item>
        <text:list-item>
          <text:p text:style-name="P84">É possível usar acentos e símbolos </text:p>
        </text:list-item>
        <text:list-item>
          <text:p text:style-name="P84">Não podem conter espaços</text:p>
        </text:list-item>
        <text:list-item>
          <text:p text:style-name="P84">Não podem ser palavras reservadas</text:p>
        </text:list-item>
      </text:list>
      <text:p text:style-name="P49"><text:span text:style-name="T48">Para eu entrar no Node.js eu posso entrar através do terminal ou através do terminal que o próprio VS code possuí </text:span><text:span text:style-name="T50">(crtl + shift + cráse) porém como estou usando linux dps que eu abrir o terminal no vs code ainda sim preciso abrir o node com o comando node</text:span></text:p>
      <text:p text:style-name="P39"><draw:frame draw:style-name="fr4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51"><text:span text:style-name="T47">dicas </text:span><text:span text:style-name="T51">sobre nomes de variáveis</text:span><text:span text:style-name="T47">: </text:span></text:p>
      <text:list xml:id="list3940453748" text:style-name="L2">
        <text:list-item>
          <text:p text:style-name="P85">Variáveis Maiúsculas e minúsculas fazem diferença</text:p>
        </text:list-item>
        <text:list-item>
          <text:p text:style-name="P89"><text:span text:style-name="T48">E</text:span><text:span text:style-name="T47">scolher nomes coerentes para as variáveis</text:span></text:p>
        </text:list-item>
      </text:list>
      <text:p text:style-name="P51"><text:span text:style-name="T47"><text:s/></text:span><text:span text:style-name="T51">Alguns tipos primitivos em JS</text:span></text:p>
      <text:p text:style-name="P40"><draw:frame draw:style-name="fr4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50"><text:span text:style-name="T48">N</text:span><text:span text:style-name="T51">o JS diferente de outras linguagens a priori não trata de forma diferente o tipo </text:span><text:span text:style-name="T55">float </text:span><text:span text:style-name="T51">do tipo </text:span><text:span text:style-name="T55">integer</text:span><text:span text:style-name="T51">, todos eles são do tipo </text:span><text:span text:style-name="T55">number</text:span><text:span text:style-name="T51">.</text:span></text:p>
      <text:p text:style-name="P41"/>
      <text:p text:style-name="P41"><text:soft-page-break/>No curso será tratado bastante esse tipos de dados </text:p>
      <text:p text:style-name="P41"><draw:frame draw:style-name="fr2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mas vale lembrar que no JS existem outros tipos primitivos, segue alguns exemplos </text:p>
      <text:p text:style-name="P41"><draw:frame draw:style-name="fr2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/></text:p>
      <text:p text:style-name="P82"><text:span text:style-name="T47">JS (achei essa informação incrível) é orientado a objetos. No JS existe um comando muito bom o </text:span><text:span text:style-name="T54">typeof </text:span><text:span text:style-name="T51">(tipo de) serve para mostrar um tipo da variável. </text:span></text:p>
      <text:p text:style-name="P83"/>
      <text:p text:style-name="P82"><text:soft-page-break/><text:span text:style-name="T51">Vamos a</text:span><text:span text:style-name="T52">o</text:span><text:span text:style-name="T51"> exemplo:</text:span></text:p>
      <text:p text:style-name="P83"><draw:frame draw:style-name="fr2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2">Quando estou definindo uma variável eu não defino o tipo primitivo dela, eu apenas defino que ela será um espaço na memória, ou seja a minha <text:span text:style-name="T40">variável</text:span> pode mudar conforme o programa for rodando (chocado) </text:p>
      <text:p text:style-name="P42"><draw:frame draw:style-name="fr2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2"><text:span text:style-name="T52">p</text:span><text:span text:style-name="T47">osso fazer tanto para a </text:span><text:span text:style-name="T54">var/let </text:span><text:span text:style-name="T47">quanto diretamente para o atributo, isso é conhecido como typeof literal</text:span></text:p>
      <text:p text:style-name="P43"><draw:frame draw:style-name="fr2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2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43"/>
      <text:p text:style-name="P12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6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53"><text:span text:style-name="T20">Undefined: </text:span><text:span text:style-name="T7">valor primitivo utilizado quando uma variável não teve valor atribuido</text:span></text:p>
      <text:p text:style-name="P13">Null: valor primitivo que representa a ausência intencional de um valor de objeto</text:p>
      <text:p text:style-name="P13"/>
      <text:p text:style-name="P19">Aula #06</text:p>
      <text:p text:style-name="P19"/>
      <text:p text:style-name="P14">Manipulação de dados</text:p>
      <text:p text:style-name="P56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56">https://dicasdejavascript.com.br/javascript-qual-a-diferenca-entre-var-e-let/</text:span></text:a></text:p>
      <text:p text:style-name="P14">A declaração const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56">https://developer.mozilla.org/pt-BR/docs/Web/JavaScript/Reference/Statements/const</text:span></text:a></text:p>
      <text:p text:style-name="P15">Guardando dados dentro da variável </text:p>
      <text:p text:style-name="P15"><text:s/><draw:frame draw:style-name="fr2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14"/>
      <text:p text:style-name="P14"/>
      <text:p text:style-name="P14"/>
      <text:p text:style-name="P57"><text:span text:style-name="T9">O + serve para concatenar. Então se eu tiver trabalhando com String e usar o </text:span><text:span text:style-name="T10">+</text:span><text:span text:style-name="T9"> ele vai concatenar agora se eu tiver trabalhando com numbers ele retornar soma. Se eu precisar digitar um valor no </text:span><text:span text:style-name="T17">window.prompt</text:span><text:span text:style-name="T9"> ele vai retornar uma String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58"><draw:frame draw:style-name="fr4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16"><draw:frame draw:style-name="fr2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59"><text:soft-page-break/><text:span text:style-name="T7">Para fazer de String para Number é só inverter </text:span><text:span text:style-name="T15">String(n) ou n.toString()</text:span><text:span text:style-name="T7">.</text:span></text:p>
      <text:p text:style-name="P17">Fazendo concatenação de forma tradicional</text:p>
      <text:p text:style-name="P60"><draw:frame draw:style-name="fr4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17"><draw:frame draw:style-name="fr4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17"><draw:frame draw:style-name="fr4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17"><draw:frame draw:style-name="fr2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17"><draw:frame draw:style-name="fr4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61"><text:soft-page-break/><text:span text:style-name="T7">O comando </text:span><text:span text:style-name="T15">document.write </text:span><text:span text:style-name="T7">escreve no html da página </text:span></text:p>
      <text:p text:style-name="P18"><draw:frame draw:style-name="fr4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62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18"><draw:frame draw:style-name="fr2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dicionando valor monetário BRL</text:p>
      <text:p text:style-name="P18"><draw:frame draw:style-name="fr4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46"><text:span text:style-name="T14">A</text:span><text:span text:style-name="T13">ula #7</text:span></text:p>
      <text:p text:style-name="P20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62">https://developer.mozilla.org/pt-BR/docs/Web/JavaScript/Guide/Expressions_and_operators</text:span></text:a></text:p>
      <text:p text:style-name="P64">No curso do Guanabara ele irá focar em: <text:span text:style-name="T87">Aritméticos, Atribuição, relacionais, lógicos e ternários</text:span>. Para parte 1 da aula 07 ele irá falar sobre <text:span text:style-name="T87">aritméticos e atribuição</text:span>. </text:p>
      <text:p text:style-name="P64"><text:span text:style-name="T88">Operadores aritméticos:</text:span> + (soma), -(subtração), *(multiplicação), /(Divisão), %(resto da divisão) e **(<text:span text:style-name="T41">potência</text:span>). <text:span text:style-name="T41">Obs.: Assim como matemática no JS existe precedência de operadores, para alterar a ordem dos precedência se usa os () parênteses. Isso vale para qualquer linguagem de programação. </text:span></text:p>
      <text:p text:style-name="P7"><text:span text:style-name="T63">Operadores de atribuição: </text:span><text:span text:style-name="T64">Para fazer </text:span><text:span text:style-name="T65">o</text:span><text:span text:style-name="T64"> receber a própria variável + n é </text:span><text:span text:style-name="T66">var n += número. </text:span><text:span text:style-name="T68">Para </text:span><text:span text:style-name="T69">incrementar</text:span><text:span text:style-name="T68"> + 1 uso o </text:span><text:span text:style-name="T66">nomeVariavel++. </text:span><text:span text:style-name="T69">Pode usar qualquer operador aritmético. Deve-se se atentar em pré e pós incremento.</text:span></text:p>
      <text:p text:style-name="P69"/>
      <text:p text:style-name="P33">Aula #08</text:p>
      <text:p text:style-name="P65"><text:span text:style-name="T42">Nessa aula vamos abordar o tema de </text:span><text:span text:style-name="T43">relacionais, lógicos e ternários.</text:span><text:span text:style-name="T44"> </text:span></text:p>
      <text:p text:style-name="P8"><text:span text:style-name="T71">Operadores relacionais: </text:span><text:span text:style-name="T72">&gt;(maior que), &lt;(menor que)​​​​ &gt;=(maior ou igual), &lt;=(menor ou igual), ==(igual a) e !=(diferente de). </text:span><text:span text:style-name="T73">Todo resultado de uma expressão </text:span><text:span text:style-name="T75">relacional</text:span><text:span text:style-name="T73"> vai retornar um valor </text:span><text:span text:style-name="T83">boolean.</text:span><text:span text:style-name="T74"> Uma coisa muito importante de se notar no JS, == vai comparar os valores contidos nas variáveis, já o === compara os tipos.</text:span></text:p>
      <text:p text:style-name="P66"><text:s/></text:p>
      <text:p text:style-name="P67"><draw:frame draw:style-name="fr2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69"/>
      <text:p text:style-name="P63"><text:s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7">Operadores lógicos: <text:span text:style-name="T89">! (not) &amp;&amp; (and) e || (our). </text:span><text:span text:style-name="T90">Lembrando: primeiro operadores aritméticos, em seguida operadores relacionais e por fim os lógicos.</text:span></text:p>
      <text:p text:style-name="P73">Ordem dos operadores lógicos: !, &amp;&amp; e ||.</text:p>
      <text:p text:style-name="P48"><text:span text:style-name="T91">O</text:span>perador ternário:<text:tab/> <text:span text:style-name="T89">composto por 3 parte </text:span><text:span text:style-name="T35">teste?true:false</text:span></text:p>
      <text:p text:style-name="P54"><text:s/><draw:frame draw:style-name="fr2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32"><text:span text:style-name="T92">Módulo C - </text:span>Aula #09</text:p>
      <text:p text:style-name="P37"><text:tab/></text:p>
      <text:list xml:id="list2368883515" text:style-name="L3">
        <text:list-item>
          <text:p text:style-name="P86">DOM <text:span text:style-name="T92">(Document Object Model)</text:span></text:p>
        </text:list-item>
        <text:list-item>
          <text:p text:style-name="P87">Árvore DOM</text:p>
        </text:list-item>
        <text:list-item>
          <text:p text:style-name="P87">Manipulando DOM</text:p>
        </text:list-item>
      </text:list>
      <text:p text:style-name="P21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75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p>
      <text:p text:style-name="P75"/>
      <text:p text:style-name="P75"/>
      <text:p text:style-name="P75"/>
      <text:p text:style-name="P75"/>
      <text:p text:style-name="P75"/>
      <text:p text:style-name="P75"><text:soft-page-break/>Entre outras coisas</text:p>
      <text:p text:style-name="P76"><draw:frame draw:style-name="fr1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7"><text:span text:style-name="T38">Cada site tem sua árvore DOM. </text:span><text:span text:style-name="T37">Eu posso acessar qualquer elemento dentro da minha árvore dom através do js. Eu posso selecionar através de: </text:span><text:span text:style-name="T39">Marca, id, nome, classe e seletor(css).</text:span></text:p>
      <text:p text:style-name="P77"><text:span text:style-name="T37">Acessando por marca</text:span><text:span text:style-name="T39">: getElementsByTagName()</text:span></text:p>
      <text:p text:style-name="P75"/>
      <text:p text:style-name="P75"><draw:frame draw:style-name="fr2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1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54"/>
      <text:p text:style-name="P70"><text:soft-page-break/>Com o DOM eu posso modificar coisas que já foram feitas. O innerText pega somente o texto já o innerHTML pega a formatação. <text:span text:style-name="T93">A partir dessas informações posso fazer diversas modificações no código. Exp.:</text:span></text:p>
      <text:p text:style-name="P70"><draw:frame draw:style-name="fr4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72">também é possível fazer através do queryselector<draw:frame draw:style-name="fr4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/text:p>
      <text:p text:style-name="P71">Lembrando que # significa id e . significa class</text:p>
      <text:p text:style-name="P55"/>
      <text:p text:style-name="P34">Aula #10</text:p>
      <text:p text:style-name="P68">Eventos DOM</text:p>
      <text:p text:style-name="P68">revisão, comandos para pegar elementos da página: <text:span text:style-name="T33">TagName, ID, Name, ClassName e querySelector. </text:span><text:s/></text:p>
      <text:p text:style-name="P9"><text:span text:style-name="T77">Eventos é todo que pode acontecer, por exemplo um evento de mouse ou então mover o mouse dentro de uma &lt;div&gt; entre outros. Para mais informação: </text:span><text:a xlink:type="simple" xlink:href="https://developer.mozilla.org/pt-BR/docs/Web/Events" text:style-name="Internet_20_link" text:visited-style-name="Visited_20_Internet_20_Link"><text:span text:style-name="T77">https://developer.mozilla.org/pt-BR/docs/Web/Events</text:span></text:a></text:p>
      <text:p text:style-name="P78"><text:span text:style-name="T76">Função em JS é um conjunto de código que vão ser executas somente quando um evento ocorrer. A estrutura da função é a seguinte; o código vai ficar em um bloco delimitado como por chaves { bloco } <text:s/>e esse bloco recebe o nome de </text:span><text:span text:style-name="T84">function</text:span><text:span text:style-name="T76"> e os nomes das function geralmente são as ações que se pode fazer ação. </text:span><text:span text:style-name="T78">Segue a estrutura:</text:span></text:p>
      <text:p text:style-name="P90"/>
      <text:p text:style-name="P90">function açao (paramêtro) {</text:p>
      <text:p text:style-name="P90"><text:tab/>código</text:p>
      <text:p text:style-name="P90">}</text:p>
      <text:p text:style-name="P91"><text:soft-page-break/><text:s/><draw:frame draw:style-name="fr2" draw:name="Image28" text:anchor-type="char" svg:width="11.853cm" svg:height="8.017cm" draw:z-index="27"><draw:image xlink:href="Pictures/10000201000001C00000012FED68D2D16FEADA83.png" xlink:type="simple" xlink:show="embed" xlink:actuate="onLoad" loext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2">posso fazer todas essas interações diretamente no js</text:p>
      <text:p text:style-name="P92"><draw:frame draw:style-name="fr2" draw:name="Image29" text:anchor-type="char" svg:width="11.748cm" svg:height="8.07cm" draw:z-index="28"><draw:image xlink:href="Pictures/10000201000001BC0000013106371A532AB3B5F4.png" xlink:type="simple" xlink:show="embed" xlink:actuate="onLoad" loext:mime-type="image/png"/></draw:frame><text:s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79"><text:span text:style-name="T76">para ver os erros do JS eu vou na ferramenta de dev tools do windows. <text:line-break/></text:span><text:span text:style-name="T79">Pegando arquivos com o getElement e manipulando eles na parte do script</text:span></text:p>
      <text:p text:style-name="P93"><draw:frame draw:style-name="fr3" draw:name="Image30" text:anchor-type="char" svg:width="12.016cm" svg:height="8.183cm" draw:z-index="29"><draw:image xlink:href="Pictures/100002010000025D0000019C82A80ECA6F56FF3A.png" xlink:type="simple" xlink:show="embed" xlink:actuate="onLoad" loext:mime-type="image/png"/></draw:frame><text:s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80"><text:soft-page-break/><text:span text:style-name="T70">M</text:span><text:span text:style-name="T67">odulo D – Condições em JavaScript</text:span></text:p>
      <text:p text:style-name="P88">aula #11 – parte 1</text:p>
      <text:p text:style-name="P95"><text:span text:style-name="T80">Todos os programas feitos até agora foram programas sequenciais, agora iremos trabalhar com condições </text:span><text:span text:style-name="T85">if eles</text:span><text:span text:style-name="T86">. </text:span><text:span text:style-name="T82">Existe</text:span><text:span text:style-name="T86"> </text:span><text:span text:style-name="T81">condição </text:span><text:span text:style-name="T82">composta e simples</text:span></text:p>
      <text:p text:style-name="P94">A extensão <text:span text:style-name="T33">Node Exec</text:span> serve para rodar o JS no VS code, para executar eu uso a tecla de atalho F8. Para codar em JS eu crio um arquivo com o final .js .</text:p>
      <text:p text:style-name="P94"><draw:frame draw:style-name="fr2" draw:name="Image31" text:anchor-type="char" svg:width="8.467cm" svg:height="4.498cm" draw:z-index="30"><draw:image xlink:href="Pictures/1000020100000140000000AA351AAED98BC94134.png" xlink:type="simple" xlink:show="embed" xlink:actuate="onLoad" loext:mime-type="image/png"/></draw:frame><text:s/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draw:frame draw:style-name="fr1" draw:name="Image32" text:anchor-type="char" svg:x="1.688cm" svg:y="0.561cm" svg:width="13.626cm" svg:height="4.339cm" draw:z-index="31"><draw:image xlink:href="Pictures/1000020100000203000000A4123400EAD3ACB65A.png" xlink:type="simple" xlink:show="embed" xlink:actuate="onLoad" loext:mime-type="image/png"/></draw:frame><text:tab/></text:p>
      <text:p text:style-name="P94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4H42M35S</meta:editing-duration>
    <meta:editing-cycles>26</meta:editing-cycles>
    <meta:generator>LibreOffice/6.4.3.2$Linux_X86_64 LibreOffice_project/40$Build-2</meta:generator>
    <dc:date>2020-06-01T18:33:55.708593486</dc:date>
    <meta:document-statistic meta:table-count="0" meta:image-count="32" meta:object-count="0" meta:page-count="12" meta:paragraph-count="118" meta:word-count="1455" meta:character-count="9191" meta:non-whitespace-character-count="7509"/>
  </office:meta>
</office:document-meta>
</file>